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2025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25744" calcext:value-type="float">
            <text:p>132.8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2024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18448" calcext:value-type="float">
            <text:p>123.2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2022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32176" calcext:value-type="float">
            <text:p>117.2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2021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0192" calcext:value-type="float">
            <text:p>124.9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2021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9912" calcext:value-type="float">
            <text:p>115.1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2019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2018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1736" calcext:value-type="float">
            <text:p>113.7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2017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65304" calcext:value-type="float">
            <text:p>114.0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2016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11736" calcext:value-type="float">
            <text:p>113.7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2015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2014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1436" calcext:value-type="float">
            <text:p>122.5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2013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10272" calcext:value-type="float">
            <text:p>121.8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2011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21024" calcext:value-type="float">
            <text:p>117.9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2010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92" calcext:value-type="float">
            <text:p>119.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2009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19984" calcext:value-type="float">
            <text:p>117.2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2008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3136" calcext:value-type="float">
            <text:p>117.2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2007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348" calcext:value-type="float">
            <text:p>115.4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2003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6344" calcext:value-type="float">
            <text:p>110.9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2002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46" calcext:value-type="float">
            <text:p>109.1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2001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1816" calcext:value-type="float">
            <text:p>106.7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2000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1816" calcext:value-type="float">
            <text:p>106.7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96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648" calcext:value-type="float">
            <text:p>97.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95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98" calcext:value-type="float">
            <text:p>98.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93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976" calcext:value-type="float">
            <text:p>135.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90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25416" calcext:value-type="float">
            <text:p>131.7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89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44" calcext:value-type="float">
            <text:p>130.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88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" calcext:value-type="float">
            <text:p>12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87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85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92" calcext:value-type="float">
            <text:p>130.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84-0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83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2036" calcext:value-type="float">
            <text:p>132.4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83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112" calcext:value-type="float">
            <text:p>127.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82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81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79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88" calcext:value-type="float">
            <text:p>123.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78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162" calcext:value-type="float">
            <text:p>129.6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77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6704" calcext:value-type="float">
            <text:p>117.6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75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5592" calcext:value-type="float">
            <text:p>72.9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74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73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72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2824" calcext:value-type="float">
            <text:p>82.7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72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71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70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70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70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69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68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93868</text:p>
          </table:table-cell>
          <table:table-cell office:value-type="string" calcext:value-type="string">
            <text:p>GWDB_ERO198</text:p>
          </table:table-cell>
          <table:table-cell office:value-type="string" calcext:value-type="string">
            <text:p>1967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32" calcext:value-type="float">
            <text:p>132.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